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22.835cm" svg:height="13.933cm" svg:x="7.066cm" svg:y="0.133cm">
            <draw:object draw:notify-on-update-of-ranges="Planilha1.A12:Planilha1.A12 Planilha1.A13:Planilha1.A20 Planilha1.B12:Planilha1.B12 Planilha1.B13:Planilha1.B20 Planilha1.C12:Planilha1.C12 Planilha1.C13:Planilha1.C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úm. Threads</text:p>
          </table:table-cell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OpenM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133" calcext:value-type="float">
            <text:p>3,133</text:p>
          </table:table-cell>
          <table:table-cell office:value-type="float" office:value="2.723" calcext:value-type="float">
            <text:p>2,7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,15</text:p>
          </table:table-cell>
          <table:table-cell office:value-type="float" office:value="1.708" calcext:value-type="float">
            <text:p>1,7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18" calcext:value-type="float">
            <text:p>1,818</text:p>
          </table:table-cell>
          <table:table-cell office:value-type="float" office:value="1.312" calcext:value-type="float">
            <text:p>1,3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88" calcext:value-type="float">
            <text:p>1,788</text:p>
          </table:table-cell>
          <table:table-cell office:value-type="float" office:value="1.137" calcext:value-type="float">
            <text:p>1,1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01" calcext:value-type="float">
            <text:p>2,101</text:p>
          </table:table-cell>
          <table:table-cell office:value-type="float" office:value="1.124" calcext:value-type="float">
            <text:p>1,1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93" calcext:value-type="float">
            <text:p>2,293</text:p>
          </table:table-cell>
          <table:table-cell office:value-type="float" office:value="1.009" calcext:value-type="float">
            <text:p>1,0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564" calcext:value-type="float">
            <text:p>2,564</text:p>
          </table:table-cell>
          <table:table-cell office:value-type="float" office:value="0.967" calcext:value-type="float">
            <text:p>0,9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861" calcext:value-type="float">
            <text:p>2,861</text:p>
          </table:table-cell>
          <table:table-cell office:value-type="float" office:value="0.932" calcext:value-type="float">
            <text:p>0,932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Ideal</text:p>
          </table:table-cell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OpenM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2]/[.B2]" office:value-type="float" office:value="1" calcext:value-type="float">
            <text:p>1</text:p>
          </table:table-cell>
          <table:table-cell table:formula="of:=[.C$2]/[.C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2]/[.B3]" office:value-type="float" office:value="1.45720930232558" calcext:value-type="float">
            <text:p>1,4572093023</text:p>
          </table:table-cell>
          <table:table-cell table:formula="of:=[.C$2]/[.C3]" office:value-type="float" office:value="1.59426229508197" calcext:value-type="float">
            <text:p>1,59426229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$2]/[.B4]" office:value-type="float" office:value="1.72332233223322" calcext:value-type="float">
            <text:p>1,7233223322</text:p>
          </table:table-cell>
          <table:table-cell table:formula="of:=[.C$2]/[.C4]" office:value-type="float" office:value="2.07545731707317" calcext:value-type="float">
            <text:p>2,07545731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2]/[.B5]" office:value-type="float" office:value="1.75223713646532" calcext:value-type="float">
            <text:p>1,7522371365</text:p>
          </table:table-cell>
          <table:table-cell table:formula="of:=[.C$2]/[.C5]" office:value-type="float" office:value="2.39489885664028" calcext:value-type="float">
            <text:p>2,39489885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2]/[.B6]" office:value-type="float" office:value="1.49119466920514" calcext:value-type="float">
            <text:p>1,4911946692</text:p>
          </table:table-cell>
          <table:table-cell table:formula="of:=[.C$2]/[.C6]" office:value-type="float" office:value="2.42259786476868" calcext:value-type="float">
            <text:p>2,42259786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$2]/[.B7]" office:value-type="float" office:value="1.36633231574357" calcext:value-type="float">
            <text:p>1,3663323157</text:p>
          </table:table-cell>
          <table:table-cell table:formula="of:=[.C$2]/[.C7]" office:value-type="float" office:value="2.69871159563925" calcext:value-type="float">
            <text:p>2,69871159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$2]/[.B8]" office:value-type="float" office:value="1.22191887675507" calcext:value-type="float">
            <text:p>1,2219188768</text:p>
          </table:table-cell>
          <table:table-cell table:formula="of:=[.C$2]/[.C8]" office:value-type="float" office:value="2.81592554291624" calcext:value-type="float">
            <text:p>2,81592554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$2]/[.B9]" office:value-type="float" office:value="1.09507165326809" calcext:value-type="float">
            <text:p>1,0950716533</text:p>
          </table:table-cell>
          <table:table-cell table:formula="of:=[.C$2]/[.C9]" office:value-type="float" office:value="2.92167381974249" calcext:value-type="float">
            <text:p>2,92167381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14:50:16.483683096</meta:creation-date>
    <dc:date>2016-09-28T15:05:05.287906163</dc:date>
    <meta:editing-duration>P0D</meta:editing-duration>
    <meta:editing-cycles>1</meta:editing-cycles>
    <meta:document-statistic meta:table-count="1" meta:cell-count="54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" chart:maximum="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836cm" svg:height="13.934cm" xlink:href=".." xlink:type="simple" chart:class="chart:line" chart:style-name="ch1">
        <chart:legend svg:x="16.899cm" svg:y="5.578cm" style:legend-expansion="custom" chartooo:width="3.543cm" chartooo:height="2.467cm" style:legend-expansion-aspect-ratio="1.43615727604378" chart:style-name="ch2"/>
        <chart:plot-area chart:style-name="ch3" table:cell-range-address="Planilha1.A12:Planilha1.C20" chart:data-source-has-labels="row" svg:x="2.083cm" svg:y="0.384cm" svg:width="14.372cm" svg:height="11.39cm">
          <chartooo:coordinate-region svg:x="2.519cm" svg:y="0.584cm" svg:width="13.842cm" svg:height="10.543cm"/>
          <chart:axis chart:dimension="x" chart:name="primary-x" chart:style-name="ch4">
            <chart:title svg:x="8.206cm" svg:y="12.052cm" chart:style-name="ch5">
              <text:p>Núm. Threads</text:p>
            </chart:title>
          </chart:axis>
          <chart:axis chart:dimension="y" chart:name="primary-y" chart:style-name="ch6">
            <chart:title svg:x="1.067cm" svg:y="6.956cm" chart:style-name="ch7">
              <text:p>Aceleração</text:p>
            </chart:title>
            <chart:grid chart:style-name="ch8" chart:class="major"/>
          </chart:axis>
          <chart:series chart:style-name="ch9" chart:values-cell-range-address="Planilha1.A13:Planilha1.A20" chart:label-cell-address="Planilha1.A12:Planilha1.A12" chart:class="chart:line">
            <chart:data-point chart:repeated="8"/>
          </chart:series>
          <chart:series chart:style-name="ch10" chart:values-cell-range-address="Planilha1.B13:Planilha1.B20" chart:label-cell-address="Planilha1.B12:Planilha1.B12" chart:class="chart:line">
            <chart:data-point chart:repeated="8"/>
          </chart:series>
          <chart:series chart:style-name="ch11" chart:values-cell-range-address="Planilha1.C13:Planilha1.C20" chart:label-cell-address="Planilha1.C12:Planilha1.C12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  <draw:g>
                  <svg:desc>Planilha1.A12:Planilha1.A12</svg:desc>
                </draw:g>
              </table:table-cell>
              <table:table-cell office:value-type="string">
                <text:p>Threads</text:p>
                <draw:g>
                  <svg:desc>Planilha1.B12:Planilha1.B12</svg:desc>
                </draw:g>
              </table:table-cell>
              <table:table-cell office:value-type="string">
                <text:p>OpenMP</text:p>
                <draw:g>
                  <svg:desc>Planilha1.C12:Planilha1.C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lanilha1.A13:Planilha1.A20</svg:desc>
                </draw:g>
              </table:table-cell>
              <table:table-cell office:value-type="float" office:value="1">
                <text:p>1</text:p>
                <draw:g>
                  <svg:desc>Planilha1.B13:Planilha1.B20</svg:desc>
                </draw:g>
              </table:table-cell>
              <table:table-cell office:value-type="float" office:value="1">
                <text:p>1</text:p>
                <draw:g>
                  <svg:desc>Planilha1.C13:Planilha1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45720930232558">
                <text:p>1.45720930232558</text:p>
              </table:table-cell>
              <table:table-cell office:value-type="float" office:value="1.59426229508197">
                <text:p>1.594262295081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72332233223322">
                <text:p>1.72332233223322</text:p>
              </table:table-cell>
              <table:table-cell office:value-type="float" office:value="2.07545731707317">
                <text:p>2.075457317073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75223713646532">
                <text:p>1.75223713646532</text:p>
              </table:table-cell>
              <table:table-cell office:value-type="float" office:value="2.39489885664028">
                <text:p>2.39489885664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49119466920514">
                <text:p>1.49119466920514</text:p>
              </table:table-cell>
              <table:table-cell office:value-type="float" office:value="2.42259786476868">
                <text:p>2.422597864768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36633231574357">
                <text:p>1.36633231574357</text:p>
              </table:table-cell>
              <table:table-cell office:value-type="float" office:value="2.69871159563925">
                <text:p>2.698711595639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22191887675507">
                <text:p>1.22191887675507</text:p>
              </table:table-cell>
              <table:table-cell office:value-type="float" office:value="2.81592554291624">
                <text:p>2.815925542916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09507165326809">
                <text:p>1.09507165326809</text:p>
              </table:table-cell>
              <table:table-cell office:value-type="float" office:value="2.92167381974249">
                <text:p>2.921673819742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